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8a1a" officeooo:paragraph-rsid="00038a1a"/>
    </style:style>
    <style:style style:name="P2" style:family="paragraph" style:parent-style-name="Standard" style:list-style-name="L1">
      <style:text-properties officeooo:rsid="00038a1a" officeooo:paragraph-rsid="00038a1a"/>
    </style:style>
    <style:style style:name="P3" style:family="paragraph" style:parent-style-name="Standard" style:list-style-name="L1">
      <style:text-properties officeooo:rsid="00038a1a" officeooo:paragraph-rsid="000419cc"/>
    </style:style>
    <style:style style:name="P4" style:family="paragraph" style:parent-style-name="Standard" style:list-style-name="L1">
      <style:text-properties officeooo:rsid="00038a1a" officeooo:paragraph-rsid="0004ef93"/>
    </style:style>
    <style:style style:name="P5" style:family="paragraph" style:parent-style-name="Standard" style:list-style-name="L1">
      <style:text-properties officeooo:rsid="00038a1a" officeooo:paragraph-rsid="00057d41"/>
    </style:style>
    <style:style style:name="P6" style:family="paragraph" style:parent-style-name="Standard" style:list-style-name="L1">
      <style:text-properties officeooo:rsid="000419cc" officeooo:paragraph-rsid="000419cc"/>
    </style:style>
    <style:style style:name="P7" style:family="paragraph" style:parent-style-name="Standard" style:list-style-name="L1">
      <style:text-properties officeooo:rsid="0004ef93" officeooo:paragraph-rsid="0004ef93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style:text-position="sub 58%" style:font-name="Liberation Serif1"/>
    </style:style>
    <style:style style:name="T4" style:family="text">
      <style:text-properties style:text-position="sub 58%" style:font-name="Liberation Serif"/>
    </style:style>
    <style:style style:name="T5" style:family="text">
      <style:text-properties style:text-position="0% 100%"/>
    </style:style>
    <style:style style:name="T6" style:family="text">
      <style:text-properties style:text-position="0% 100%" style:font-name="Liberation Serif"/>
    </style:style>
    <style:style style:name="T7" style:family="text">
      <style:text-properties style:text-position="0% 100%" style:font-name="Liberation Serif" officeooo:rsid="000419cc"/>
    </style:style>
    <style:style style:name="T8" style:family="text">
      <style:text-properties style:text-position="0% 100%" style:font-name="Liberation Serif" officeooo:rsid="0004ef93"/>
    </style:style>
    <style:style style:name="T9" style:family="text">
      <style:text-properties style:text-position="0% 100%" style:font-name="Liberation Serif" fo:font-weight="bold" style:font-weight-asian="bold" style:font-weight-complex="bold"/>
    </style:style>
    <style:style style:name="T10" style:family="text">
      <style:text-properties style:text-position="0% 100%" style:font-name="Liberation Serif" fo:font-weight="bold" officeooo:rsid="0004ef93" style:font-weight-asian="bold" style:font-weight-complex="bold"/>
    </style:style>
    <style:style style:name="T11" style:family="text">
      <style:text-properties style:text-position="0% 100%" style:font-name="Liberation Serif" fo:font-weight="bold" officeooo:rsid="000419cc" style:font-weight-asian="bold" style:font-weight-complex="bold"/>
    </style:style>
    <style:style style:name="T12" style:family="text">
      <style:text-properties style:text-position="0% 100%" style:font-name="Liberation Serif" fo:font-weight="normal" style:font-weight-asian="normal" style:font-weight-complex="normal"/>
    </style:style>
    <style:style style:name="T13" style:family="text">
      <style:text-properties style:text-position="0% 100%" style:font-name="Liberation Serif1"/>
    </style:style>
    <style:style style:name="T14" style:family="text">
      <style:text-properties style:text-position="super 58%"/>
    </style:style>
    <style:style style:name="T15" style:family="text">
      <style:text-properties officeooo:rsid="00057d41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tline for Manuscript</text:p>
      <text:p text:style-name="P1"/>
      <text:list xml:id="list1356150896275708606" text:style-name="L1">
        <text:list-item>
          <text:p text:style-name="P2">Introduction</text:p>
          <text:list>
            <text:list-item>
              <text:p text:style-name="P7">Key questions to answer and topics to touch on</text:p>
              <text:list>
                <text:list-item>
                  <text:p text:style-name="P7">MAIN QUESTION:</text:p>
                  <text:list>
                    <text:list-item>
                      <text:p text:style-name="P7">Evolution in a two dimensional trait space </text:p>
                      <text:list>
                        <text:list-item>
                          <text:p text:style-name="P7">Why two traits of relative fitness?</text:p>
                        </text:list-item>
                        <text:list-item>
                          <text:p text:style-name="P7">Why the concurrent mutations regime?</text:p>
                        </text:list-item>
                        <text:list-item>
                          <text:p text:style-name="P7">How is mutationism</text:p>
                        </text:list-item>
                      </text:list>
                    </text:list-item>
                  </text:list>
                </text:list-item>
                <text:list-item>
                  <text:p text:style-name="P7">HYPOTHESES:</text:p>
                  <text:list>
                    <text:list-item>
                      <text:p text:style-name="P7">state and discuss the main hypothesis</text:p>
                    </text:list-item>
                    <text:list-item>
                      <text:p text:style-name="P7">state and discuss alternative hypothesis and review their literature</text:p>
                    </text:list-item>
                  </text:list>
                </text:list-item>
                <text:list-item>
                  <text:p text:style-name="P7">Aim of the paper</text:p>
                  <text:list>
                    <text:list-item>
                      <text:p text:style-name="P7">Develop a model of evolution in a two dimensional trait space</text:p>
                    </text:list-item>
                    <text:list-item>
                      <text:p text:style-name="P7">Derive estimates for the dependence of the speed of evolution on parameters</text:p>
                    </text:list-item>
                    <text:list-item>
                      <text:p text:style-name="P7">Compare those with simulations to confirm/reject calculations</text:p>
                    </text:list-item>
                    <text:list-item>
                      <text:p text:style-name="P7">Discuss the significance of the results and their biological implications</text:p>
                      <text:list>
                        <text:list-item>
                          <text:p text:style-name="P7">Does this answer the question?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Methods</text:p>
          <text:list>
            <text:list-item>
              <text:p text:style-name="P2">Parameters, definitions, and basics of the model</text:p>
              <text:list>
                <text:list-item>
                  <text:p text:style-name="P5">Parameters: population size (N), mutation rate of i<text:span text:style-name="T14">th</text:span><text:span text:style-name="T5"> trait</text:span> (<text:span text:style-name="T1">μ</text:span><text:span text:style-name="T3">i</text:span><text:span text:style-name="T13">),</text:span><text:span text:style-name="T2"> </text:span>relative <text:span text:style-name="T15">fitness </text:span>advantage of i<text:span text:style-name="T14">th</text:span><text:span text:style-name="T5"> </text:span>(<text:span text:style-name="T1">Δ</text:span><text:span text:style-name="T2">c</text:span><text:span text:style-name="T4">i</text:span><text:span text:style-name="T6">), i-j fitness class frequency (p</text:span><text:span text:style-name="T4">ij</text:span><text:span text:style-name="T6">), i-j fitness class growth rate (r</text:span><text:span text:style-name="T4">ij</text:span><text:span text:style-name="T6">=1+i </text:span><text:span text:style-name="T13">Δ</text:span><text:span text:style-name="T6">c</text:span><text:span text:style-name="T4">1</text:span><text:span text:style-name="T6">+j </text:span><text:span text:style-name="T13">Δ</text:span><text:span text:style-name="T6">c</text:span><text:span text:style-name="T4">2</text:span><text:span text:style-name="T6">), </text:span></text:p>
                </text:list-item>
                <text:list-item>
                  <text:p text:style-name="P3"><text:span text:style-name="T6">Definitions: </text:span></text:p>
                  <text:list>
                    <text:list-item>
                      <text:p text:style-name="P7"><text:span text:style-name="T7">D</text:span><text:span text:style-name="T6">iscuss what is the </text:span><text:span text:style-name="T9">selective advantage</text:span><text:span text:style-name="T6"> of a fitness class in this two dimensional trait space </text:span><text:span text:style-name="T7"><text:s/></text:span><text:span text:style-name="T7"><draw:frame draw:style-name="fr1" draw:name="Object4" text:anchor-type="as-char" svg:y="-0.2728in" svg:width="0.7764in" svg:height="0.422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              </text:list-item>
                    <text:list-item>
                      <text:p text:style-name="P6"><text:span text:style-name="T6">Discuss what is the </text:span><text:span text:style-name="T9">substitutional </text:span><text:span text:style-name="T10">l</text:span><text:span text:style-name="T9">oad</text:span><text:span text:style-name="T6"> </text:span><text:span text:style-name="T8">in this population</text:span><text:span text:style-name="T6"><draw:frame draw:style-name="fr1" draw:name="Object3" text:anchor-type="as-char" svg:y="-0.272in" svg:width="1.2835in" svg:height="0.4217in" draw:z-index="1"><draw:object xlink:href="./Object 3" xlink:type="simple" xlink:show="embed" xlink:actuate="onLoad"/><draw:image xlink:href="./ObjectReplacements/Object 3" xlink:type="simple" xlink:show="embed" xlink:actuate="onLoad"/></draw:frame></text:span></text:p>
                    </text:list-item>
                    <text:list-item>
                      <text:p text:style-name="P7"><text:span text:style-name="T6">Define what is the set <text:s/></text:span><text:span text:style-name="T9">two dimensional nose</text:span><text:span text:style-name="T12"> </text:span></text:p>
                    </text:list-item>
                    <text:list-item>
                      <text:p text:style-name="P4"><text:span text:style-name="T7">Discuss what is the </text:span><text:span text:style-name="T11">r</text:span><text:span text:style-name="T9">ate of increase</text:span><text:span text:style-name="T6"> </text:span><text:span text:style-name="T6"><draw:frame draw:style-name="fr1" draw:name="Object1" text:anchor-type="as-char" svg:y="-0.2445in" svg:width="0.3083in" svg:height="0.3937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              </text:list-item>
                  </text:list>
                </text:list-item>
                <text:list-item>
                  <text:p text:style-name="P6"><text:span text:style-name="T6">Basics of model:</text:span></text:p>
                  <text:list>
                    <text:list-item>
                      <text:p text:style-name="P6"><text:span text:style-name="T6">Deterministic growth from selection prescribes changes in frequencies governed by ODEs </text:span><text:span text:style-name="T6"><draw:frame draw:style-name="fr1" draw:name="Object2" text:anchor-type="as-char" svg:y="-0.272in" svg:width="1.272in" svg:height="0.4217in" draw:z-index="0"><draw:object xlink:href="./Object 2" xlink:type="simple" xlink:show="embed" xlink:actuate="onLoad"/><draw:image xlink:href="./ObjectReplacements/Object 2" xlink:type="simple" xlink:show="embed" xlink:actuate="onLoad"/></draw:frame></text:span></text:p>
                    </text:list-item>
                    <text:list-item>
                      <text:p text:style-name="P6"><text:span text:style-name="T6"/></text:p>
                    </text:list-item>
                  </text:list>
                </text:list-item>
              </text:list>
            </text:list-item>
            <text:list-item>
              <text:p text:style-name="P2">Selection in two dimensions</text:p>
              <text:list>
                <text:list-item>
                  <text:p text:style-name="P2">Fisher’s theorem</text:p>
                </text:list-item>
              </text:list>
            </text:list-item>
            <text:list-item>
              <text:p text:style-name="P2">Mutation-selection balance in a two dimensional trait space</text:p>
              <text:list>
                <text:list-item>
                  <text:p text:style-name="P2">Selection’s action on the load</text:p>
                  <text:list>
                    <text:list-item>
                      <text:p text:style-name="P2">The time scales of selection on “blob”</text:p>
                    </text:list-item>
                    <text:list-item>
                      <text:p text:style-name="P2"/>
                    </text:list-item>
                  </text:list>
                </text:list-item>
                <text:list-item>
                  <text:p text:style-name="P2">Boundary mutations and the increase in load</text:p>
                </text:list-item>
                <text:list-item>
                  <text:p text:style-name="P2">quasi ste</text:p>
                </text:list-item>
              </text:list>
            </text:list-item>
          </text:list>
        </text:list-item>
        <text:list-item>
          <text:p text:style-name="P2">Results</text:p>
          <text:list>
            <text:list-item>
              <text:p text:style-name="P2">Parameter sets used in the simulation</text:p>
              <text:list>
                <text:list-item>
                  <text:p text:style-name="P7">Include table of </text:p>
                </text:list-item>
              </text:list>
            </text:list-item>
            <text:list-item>
              <text:p text:style-name="P2">Resulting speeds of evolution in the parameter set</text:p>
            </text:list-item>
            <text:list-item>
              <text:p text:style-name="P2"><text:soft-page-break/>Heat-map and the dependence of v on the product of <text:s/><text:span text:style-name="T1">μ</text:span><text:span text:style-name="T3">i</text:span><text:span text:style-name="T1"> Δ</text:span><text:span text:style-name="T2">c</text:span><text:span text:style-name="T4">i</text:span></text:p>
            </text:list-item>
          </text:list>
        </text:list-item>
        <text:list-item>
          <text:p text:style-name="P2">Discuss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4:05:29.487997765</meta:creation-date>
    <dc:date>2016-11-14T14:47:25.547741023</dc:date>
    <meta:editing-duration>PT4M5S</meta:editing-duration>
    <meta:editing-cycles>1</meta:editing-cycles>
    <meta:document-statistic meta:table-count="0" meta:image-count="0" meta:object-count="4" meta:page-count="2" meta:paragraph-count="42" meta:word-count="300" meta:character-count="1741" meta:non-whitespace-character-count="1511"/>
    <meta:generator>LibreOffice/5.1.4.2$Linux_X86_64 LibreOffice_project/10m0$Build-2</meta:generator>
  </office:meta>
</office:document-meta>
</file>

<file path=Object 1/content.xml><?xml version="1.0" encoding="utf-8"?>
<math xmlns="http://www.w3.org/1998/Math/MathML" display="block">
  <semantics>
    <mfrac>
      <mrow>
        <mi>d</mi>
        <mover accent="true">
          <mi>r</mi>
          <mo stretchy="false">¯</mo>
        </mover>
      </mrow>
      <mi mathvariant="italic">dt</mi>
    </mfrac>
    <annotation encoding="StarMath 5.0">{d bar {r}} over dt</annotation>
  </semantics>
</math>
</file>

<file path=Object 2/content.xml><?xml version="1.0" encoding="utf-8"?>
<math xmlns="http://www.w3.org/1998/Math/MathML" display="block">
  <semantics>
    <mrow>
      <mfrac>
        <mrow>
          <mi>d</mi>
          <mrow>
            <mo fence="true" stretchy="false">(</mo>
            <mrow>
              <mrow>
                <mi>ln</mi>
                <mrow>
                  <mo fence="true" stretchy="false">(</mo>
                  <mrow>
                    <msub>
                      <mi>p</mi>
                      <mi mathvariant="italic">ij</mi>
                    </msub>
                  </mrow>
                  <mo fence="true" stretchy="false">)</mo>
                </mrow>
              </mrow>
            </mrow>
            <mo fence="true" stretchy="false">)</mo>
          </mrow>
        </mrow>
        <mi mathvariant="italic">dt</mi>
      </mfrac>
      <mo stretchy="false">=</mo>
      <mrow>
        <msub>
          <mi>r</mi>
          <mi mathvariant="italic">ij</mi>
        </msub>
        <mo stretchy="false">−</mo>
        <mover accent="true">
          <mi>r</mi>
          <mo stretchy="false">¯</mo>
        </mover>
      </mrow>
    </mrow>
    <annotation encoding="StarMath 5.0">{d(ln(p_ij) )} over dt = r_ij- bar r</annotation>
  </semantics>
</math>
</file>

<file path=Object 3/content.xml><?xml version="1.0" encoding="utf-8"?>
<math xmlns="http://www.w3.org/1998/Math/MathML" display="block">
  <semantics>
    <mrow>
      <msub>
        <mi mathvariant="italic">max</mi>
        <mi mathvariant="italic">ij</mi>
      </msub>
      <mo stretchy="false">{</mo>
      <mfrac>
        <mrow>
          <mi>d</mi>
          <mrow>
            <mo fence="true" stretchy="false">(</mo>
            <mrow>
              <mrow>
                <mi>ln</mi>
                <mrow>
                  <mo fence="true" stretchy="false">(</mo>
                  <mrow>
                    <msub>
                      <mi>p</mi>
                      <mi mathvariant="italic">ij</mi>
                    </msub>
                  </mrow>
                  <mo fence="true" stretchy="false">)</mo>
                </mrow>
              </mrow>
            </mrow>
            <mo fence="true" stretchy="false">)</mo>
          </mrow>
        </mrow>
        <mi mathvariant="italic">dt</mi>
      </mfrac>
      <mo stretchy="false">}</mo>
    </mrow>
    <annotation encoding="StarMath 5.0">max_ij \{ {d(ln(p_ij))} over dt \}</annotation>
  </semantics>
</math>
</file>

<file path=Object 4/content.xml><?xml version="1.0" encoding="utf-8"?>
<math xmlns="http://www.w3.org/1998/Math/MathML" display="block">
  <semantics>
    <mfrac>
      <mrow>
        <mi>d</mi>
        <mrow>
          <mo fence="true" stretchy="false">(</mo>
          <mrow>
            <mrow>
              <mi>ln</mi>
              <mrow>
                <mo fence="true" stretchy="false">(</mo>
                <mrow>
                  <msub>
                    <mi>p</mi>
                    <mi mathvariant="italic">ij</mi>
                  </msub>
                </mrow>
                <mo fence="true" stretchy="false">)</mo>
              </mrow>
            </mrow>
          </mrow>
          <mo fence="true" stretchy="false">)</mo>
        </mrow>
      </mrow>
      <mi mathvariant="italic">dt</mi>
    </mfrac>
    <annotation encoding="StarMath 5.0">{d(ln(p_ij))} over dt </annotation>
  </semantics>
</math>
</file>